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52ab3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5b681"/>
    </style:style>
    <style:style style:name="T4" style:family="text">
      <style:text-properties officeooo:rsid="00052ab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4">Renegade-15-UMA-pv</text:span></text:p>
      <text:p text:style-name="P7"><text:span text:style-name="T3">--SN: </text:span><text:span text:style-name="T2">ABC32400BS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4882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33:51.256038190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6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3" office:value-type="date" office:date-value="2013-09-21" calcext:value-type="date">
            <text:p>2013-09-21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CPU频率测试</text:p>
          </table:table-cell>
          <table:table-cell table:style-name="ce3" office:value-type="date" office:date-value="2013-09-06" calcext:value-type="date">
            <text:p>2013-09-06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3" office:value-type="date" office:date-value="2013-09-07" calcext:value-type="date">
            <text:p>2013-09-07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USB压力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Fireware压力测试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3" office:value-type="date" office:date-value="2013-09-08" calcext:value-type="date">
            <text:p>2013-09-08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3">
          <table:table-cell/>
          <table:table-cell table:style-name="ce1" office:value-type="string" calcext:value-type="string">
            <text:p>收集LOG</text:p>
          </table:table-cell>
          <table:table-cell table:style-name="ce3" office:value-type="date" office:date-value="2013-09-09" calcext:value-type="date">
            <text:p>2013-09-09</text:p>
          </table:table-cell>
          <table:table-cell table:style-name="ce1" office:value-type="string" calcext:value-type="string">
            <text:p>靳晓军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4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30:46.815207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